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185.58mm" fo:margin-left="-2.77mm" style:page-number="0" table:align="left" style:writing-mode="lr-tb"/>
    </style:style>
    <style:style style:name="Таблица1.A" style:family="table-column">
      <style:table-column-properties style:column-width="20.02mm"/>
    </style:style>
    <style:style style:name="Таблица1.B" style:family="table-column">
      <style:table-column-properties style:column-width="12.98mm"/>
    </style:style>
    <style:style style:name="Таблица1.C" style:family="table-column">
      <style:table-column-properties style:column-width="27.01mm"/>
    </style:style>
    <style:style style:name="Таблица1.D" style:family="table-column">
      <style:table-column-properties style:column-width="5.01mm"/>
    </style:style>
    <style:style style:name="Таблица1.E" style:family="table-column">
      <style:table-column-properties style:column-width="10.99mm"/>
    </style:style>
    <style:style style:name="Таблица1.F" style:family="table-column">
      <style:table-column-properties style:column-width="33mm"/>
    </style:style>
    <style:style style:name="Таблица1.G" style:family="table-column">
      <style:table-column-properties style:column-width="11.54mm"/>
    </style:style>
    <style:style style:name="Таблица1.H" style:family="table-column">
      <style:table-column-properties style:column-width="9.49mm"/>
    </style:style>
    <style:style style:name="Таблица1.I" style:family="table-column">
      <style:table-column-properties style:column-width="4.99mm"/>
    </style:style>
    <style:style style:name="Таблица1.K" style:family="table-column">
      <style:table-column-properties style:column-width="1.98mm"/>
    </style:style>
    <style:style style:name="Таблица1.L" style:family="table-column">
      <style:table-column-properties style:column-width="43.57mm"/>
    </style:style>
    <style:style style:name="Таблица1.1" style:family="table-row">
      <style:table-row-properties style:row-height="7.06mm"/>
    </style:style>
    <style:style style:name="Таблица1.A1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1.H1" style:family="table-cell">
      <style:table-cell-properties fo:padding="0mm" fo:border-left="0.35mm solid #000000" fo:border-right="none" fo:border-top="none" fo:border-bottom="none"/>
    </style:style>
    <style:style style:name="Таблица1.A2" style:family="table-cell">
      <style:table-cell-properties style:vertical-align="top" fo:padding="0mm" fo:border-left="0.35mm solid #000000" fo:border-right="none" fo:border-top="none" fo:border-bottom="none" style:writing-mode="lr-tb"/>
    </style:style>
    <style:style style:name="Таблица1.3" style:family="table-row">
      <style:table-row-properties style:row-height="15.17mm"/>
    </style:style>
    <style:style style:name="Таблица1.K3" style:family="table-cell">
      <style:table-cell-properties style:vertical-align="top" fo:padding="0mm" fo:border="0.35mm solid #000000" style:writing-mode="lr-tb"/>
    </style:style>
    <style:style style:name="Таблица1.4" style:family="table-row">
      <style:table-row-properties style:row-height="8.11mm"/>
    </style:style>
    <style:style style:name="Таблица1.A4" style:family="table-cell">
      <style:table-cell-properties style:vertical-align="top" fo:padding="0mm" fo:border-left="0.35mm solid #000000" fo:border-right="none" fo:border-top="0.18mm solid #000000" fo:border-bottom="none" style:writing-mode="lr-tb"/>
    </style:style>
    <style:style style:name="Таблица1.K4" style:family="table-cell">
      <style:table-cell-properties style:vertical-align="top" fo:padding="0mm" fo:border-left="0.35mm solid #000000" fo:border-right="0.35mm solid #000000" fo:border-top="0.18mm solid #000000" fo:border-bottom="none" style:writing-mode="lr-tb"/>
    </style:style>
    <style:style style:name="Таблица1.A8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1.B8" style:family="table-cell">
      <style:table-cell-properties style:vertical-align="top" fo:padding="0mm" fo:border-left="0.02mm solid #000000" fo:border-right="0.02mm solid #000000" fo:border-top="0.18mm solid #000000" fo:border-bottom="0.18mm solid #000000" style:writing-mode="lr-tb"/>
    </style:style>
    <style:style style:name="Таблица1.K8" style:family="table-cell">
      <style:table-cell-properties style:vertical-align="top" fo:padding="0mm" fo:border-left="0.02mm solid #000000" fo:border-right="0.35mm solid #000000" fo:border-top="0.18mm solid #000000" fo:border-bottom="0.18mm solid #000000" style:writing-mode="lr-tb"/>
    </style:style>
    <style:style style:name="Таблица1.A9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1.B9" style:family="table-cell">
      <style:table-cell-properties style:vertical-align="top" fo:padding="0mm" fo:border-left="0.02mm solid #000000" fo:border-right="0.02mm solid #000000" fo:border-top="none" fo:border-bottom="0.18mm solid #000000" style:writing-mode="lr-tb"/>
    </style:style>
    <style:style style:name="Таблица1.K9" style:family="table-cell">
      <style:table-cell-properties style:vertical-align="top" fo:padding="0mm" fo:border-left="0.02mm solid #000000" fo:border-right="0.35mm solid #000000" fo:border-top="none" fo:border-bottom="0.18mm solid #000000" style:writing-mode="lr-tb"/>
    </style:style>
    <style:style style:name="Таблица1.K10" style:family="table-cell">
      <style:table-cell-properties style:vertical-align="top" fo:padding="0mm" fo:border-left="0.35mm solid #000000" fo:border-right="0.35mm solid #000000" fo:border-top="none" fo:border-bottom="none" style:writing-mode="lr-tb"/>
    </style:style>
    <style:style style:name="Таблица1.I16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1.A27.1" style:family="table-column">
      <style:table-column-properties style:column-width="7mm"/>
    </style:style>
    <style:style style:name="Таблица1.A27.2" style:family="table-column">
      <style:table-column-properties style:column-width="10mm"/>
    </style:style>
    <style:style style:name="Таблица1.A27.3" style:family="table-column">
      <style:table-column-properties style:column-width="23mm"/>
    </style:style>
    <style:style style:name="Таблица1.A27.4" style:family="table-column">
      <style:table-column-properties style:column-width="15.01mm"/>
    </style:style>
    <style:style style:name="Таблица1.A27.1" style:family="table-row">
      <style:table-row-properties style:row-height="4.94mm"/>
    </style:style>
    <style:style style:name="Таблица1.A27.1.1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1.A27.1.2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1.A27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1.A28.1" style:family="table-column">
      <style:table-column-properties style:column-width="17mm"/>
    </style:style>
    <style:style style:name="Таблица1.J28.5" style:family="table-column">
      <style:table-column-properties style:column-width="20.53mm"/>
    </style:style>
    <style:style style:name="Таблица1.J28.5.1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1.A31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font-size="12pt" fo:language="en" fo:country="US" style:font-size-asian="12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8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fo:language="en" fo:country="US" style:font-size-asian="9pt" style:font-size-complex="9pt"/>
    </style:style>
    <style:style style:name="P21" style:family="paragraph" style:parent-style-name="Standard">
      <style:paragraph-properties fo:margin-left="1.5mm" fo:margin-right="1.5mm" fo:text-align="center" style:justify-single-word="false" fo:text-indent="0mm" style:auto-text-indent="false"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1.5mm" fo:margin-right="1.5mm" fo:text-align="center" style:justify-single-word="false" fo:text-indent="0mm" style:auto-text-indent="false"/>
      <style:text-properties style:font-name="Arial"/>
    </style:style>
    <style:style style:name="P23" style:family="paragraph" style:parent-style-name="Standard">
      <style:paragraph-properties fo:margin-left="1.5mm" fo:margin-right="1.5mm" fo:text-align="center" style:justify-single-word="false" fo:text-indent="0mm" style:auto-text-indent="false"/>
      <style:text-properties style:font-name="Arial" fo:font-size="9pt" style:font-size-asian="9pt"/>
    </style:style>
    <style:style style:name="P24" style:family="paragraph" style:parent-style-name="Standard">
      <style:text-properties style:font-name="Arial" fo:font-size="12pt" fo:language="en" fo:country="US" officeooo:rsid="0015cbd7" officeooo:paragraph-rsid="0015cbd7" style:font-size-asian="12pt"/>
    </style:style>
    <style:style style:name="P25" style:family="paragraph" style:parent-style-name="Heading_20_1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style:font-name="Arial" fo:font-size="10pt"/>
    </style:style>
    <style:style style:name="T1" style:family="text">
      <style:text-properties style:font-name="Arial" fo:font-size="9pt" fo:language="en" fo:country="US" style:font-size-asian="9pt" style:font-size-complex="9pt"/>
    </style:style>
    <style:style style:name="T2" style:family="text">
      <style:text-properties style:text-position="sub 58%"/>
    </style:style>
    <style:style style:name="T3" style:family="text">
      <style:text-properties officeooo:rsid="0015cbd7"/>
    </style:style>
    <style:style style:name="T4" style:family="text">
      <style:text-properties style:use-window-font-color="true" style:font-name="Arial" fo:font-size="10pt" fo:language="ru" fo:country="RU" style:font-name-asian="Times New Roman" style:font-size-asian="11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3.19mm" fo:margin-right="3.19mm" style:wrap="run-through" style:number-wrapped-paragraphs="no-limit" style:vertical-pos="from-top" style:vertical-rel="paragraph" style:horizontal-pos="from-left" style:horizontal-rel="page-content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gr1" style:family="graphic">
      <style:graphic-properties draw:stroke="none" draw:fill="solid" draw:fill-color="#ffffff" draw:textarea-horizontal-align="justify" draw:textarea-vertical-align="middle" draw:auto-grow-height="false" draw:auto-grow-width="false" fo:padding-top="2.54mm" fo:padding-bottom="2.54mm" fo:padding-left="1.27mm" fo:padding-right="1.27mm" fo:wrap-option="wrap" draw:shadow="hidden" fo:margin-left="3.19mm" fo:margin-right="3.19m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D"/>
        <table:table-column table:style-name="Таблица1.K"/>
        <table:table-column table:style-name="Таблица1.L"/>
        <table:table-row table:style-name="Таблица1.1">
          <table:table-cell table:style-name="Таблица1.A1" table:number-columns-spanned="3" office:value-type="string">
            <text:p text:style-name="P6"><draw:frame draw:style-name="fr1" draw:name="Врезка1" text:anchor-type="char" svg:x="122.11mm" svg:y="-0.49mm" svg:width="67.89mm" svg:height="10.05mm" draw:z-index="0"><draw:text-box><text:p text:style-name="P24"/><text:p text:style-name="P1"/></draw:text-box></draw:frame><draw:frame text:anchor-type="char" draw:z-index="1" draw:style-name="gr1" draw:text-style-name="P27" svg:width="129.07mm" svg:height="9.92mm" draw:transform="rotate (1.5707963267946) translate (-15.4170833333333mm 138.482916666667mm)"><draw:text-box><text:p text:style-name="P26"><text:span text:style-name="T4">Униф. контр. <text:s text:c="24"/>Фамилия И.О.</text:span></text:p></draw:text-box></draw:frame>Справ.№</text:p>
          </table:table-cell>
          <table:covered-table-cell/>
          <table:covered-table-cell/>
          <table:table-cell table:style-name="Таблица1.A1" table:number-columns-spanned="4" office:value-type="string">
            <text:p text:style-name="P6">Перв. примен.</text:p>
          </table:table-cell>
          <table:covered-table-cell/>
          <table:covered-table-cell/>
          <table:covered-table-cell/>
          <table:table-cell table:style-name="Таблица1.H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table:number-columns-spanned="3" office:value-type="string">
            <text:p text:style-name="P2"/>
          </table:table-cell>
          <table:covered-table-cell/>
          <table:covered-table-cell/>
          <table:table-cell table:style-name="Таблица1.A2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Таблица1.H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6">Поз. обоз-начение</text:p>
          </table:table-cell>
          <table:table-cell table:style-name="Таблица1.A1" table:number-columns-spanned="7" office:value-type="string">
            <text:p text:style-name="P6"/>
            <text:p text:style-name="P5">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6"/>
            <text:p text:style-name="P5">Кол.</text:p>
          </table:table-cell>
          <table:covered-table-cell/>
          <table:table-cell table:style-name="Таблица1.K3" table:number-columns-spanned="2" office:value-type="string">
            <text:p text:style-name="P6"/>
            <text:p text:style-name="P5">Примечание</text:p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8" office:value-type="string">
            <text:p text:style-name="P12"/>
          </table:table-cell>
          <table:table-cell table:style-name="Таблица1.B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8" table:number-columns-spanned="2" office:value-type="string">
            <text:p text:style-name="P12"/>
          </table:table-cell>
          <table:covered-table-cell/>
          <table:table-cell table:style-name="Таблица1.K8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9" office:value-type="string">
            <text:p text:style-name="P14"/>
          </table:table-cell>
          <table:table-cell table:style-name="Таблица1.B9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9" table:number-columns-spanned="2" office:value-type="string">
            <text:p text:style-name="P14"/>
          </table:table-cell>
          <table:covered-table-cell/>
          <table:table-cell table:style-name="Таблица1.K9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2" office:value-type="string">
            <text:p text:style-name="P14"/>
          </table:table-cell>
          <table:table-cell table:style-name="Таблица1.A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K10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16" table:number-columns-spanned="2" office:value-type="string">
            <text:p text:style-name="P14"/>
          </table:table-cell>
          <table:covered-table-cell/>
          <table:table-cell table:style-name="Таблица1.A8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I16" office:value-type="string">
            <text:p text:style-name="P12"/>
          </table:table-cell>
          <table:table-cell table:style-name="Таблица1.I1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16" table:number-columns-spanned="2" office:value-type="string">
            <text:p text:style-name="P14"/>
          </table:table-cell>
          <table:covered-table-cell/>
          <table:table-cell table:style-name="Таблица1.A8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2" office:value-type="string">
            <text:p text:style-name="P14"/>
          </table:table-cell>
          <table:table-cell table:style-name="Таблица1.A2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2" table:number-columns-spanned="2" office:value-type="string">
            <text:p text:style-name="P14"/>
          </table:table-cell>
          <table:covered-table-cell/>
          <table:table-cell table:style-name="Таблица1.A9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A9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10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h text:style-name="P25" text:outline-level="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2"/>
          </table:table-cell>
          <table:covered-table-cell/>
          <table:table-cell table:style-name="Таблица1.K4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5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2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4" office:value-type="string">
            <text:p text:style-name="P14"/>
          </table:table-cell>
          <table:table-cell table:style-name="Таблица1.A4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2" office:value-type="string">
            <text:p text:style-name="P14"/>
          </table:table-cell>
          <table:covered-table-cell/>
          <table:table-cell table:style-name="Таблица1.K4" table:number-columns-spanned="2" office:value-type="string">
            <text:p text:style-name="P15"/>
          </table:table-cell>
          <table:covered-table-cell/>
        </table:table-row>
        <table:table-row>
          <table:table-cell table:number-columns-spanned="4">
            <table:table table:is-sub-table="true">
              <table:table-column table:style-name="Таблица1.A27.1"/>
              <table:table-column table:style-name="Таблица1.A27.2"/>
              <table:table-column table:style-name="Таблица1.A27.3"/>
              <table:table-column table:style-name="Таблица1.A27.4"/>
              <table:table-column table:style-name="Таблица1.A27.2"/>
              <table:table-row table:style-name="Таблица1.A27.1">
                <table:table-cell table:style-name="Таблица1.A27.1.1" office:value-type="string">
                  <text:p text:style-name="P18"/>
                </table:table-cell>
                <table:table-cell table:style-name="Таблица1.A27.1.1" office:value-type="string">
                  <text:p text:style-name="P18"/>
                </table:table-cell>
                <table:table-cell table:style-name="Таблица1.A27.1.1" office:value-type="string">
                  <text:p text:style-name="P18"/>
                </table:table-cell>
                <table:table-cell table:style-name="Таблица1.A27.1.1" office:value-type="string">
                  <text:p text:style-name="P18"/>
                </table:table-cell>
                <table:table-cell table:style-name="Таблица1.A27.1.1" office:value-type="string">
                  <text:p text:style-name="P18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20"/>
                </table:table-cell>
                <table:table-cell table:style-name="Таблица1.A27.1.2" office:value-type="string">
                  <text:p text:style-name="P19"/>
                </table:table-cell>
                <table:table-cell table:style-name="Таблица1.A27.1.2" office:value-type="string">
                  <text:p text:style-name="P19"/>
                </table:table-cell>
                <table:table-cell table:style-name="Таблица1.A27.1.2" office:value-type="string">
                  <text:p text:style-name="P19"/>
                </table:table-cell>
                <table:table-cell table:style-name="Таблица1.A27.1.2" office:value-type="string">
                  <text:p text:style-name="P19"/>
                </table:table-cell>
              </table:table-row>
              <table:table-row table:style-name="Таблица1.A27.1">
                <table:table-cell table:style-name="Таблица1.A27.1.3" office:value-type="string">
                  <text:p text:style-name="P6">Изм</text:p>
                </table:table-cell>
                <table:table-cell table:style-name="Таблица1.A27.1.3" office:value-type="string">
                  <text:p text:style-name="P6">Лист</text:p>
                </table:table-cell>
                <table:table-cell table:style-name="Таблица1.A27.1.3" office:value-type="string">
                  <text:p text:style-name="P6">№ докум.</text:p>
                </table:table-cell>
                <table:table-cell table:style-name="Таблица1.A27.1.3" office:value-type="string">
                  <text:p text:style-name="P6">Подп.</text:p>
                </table:table-cell>
                <table:table-cell table:style-name="Таблица1.A27.1.3" office:value-type="string">
                  <text:p text:style-name="P6">Дата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Таблица1.K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number-columns-spanned="4">
            <table:table table:is-sub-table="true">
              <table:table-column table:style-name="Таблица1.A28.1"/>
              <table:table-column table:style-name="Таблица1.A27.3"/>
              <table:table-column table:style-name="Таблица1.A27.4"/>
              <table:table-column table:style-name="Таблица1.A27.2"/>
              <table:table-row table:style-name="Таблица1.A27.1">
                <table:table-cell table:style-name="Таблица1.A27.1.2" office:value-type="string">
                  <text:p text:style-name="P7"><text:s/>Разраб.</text:p>
                </table:table-cell>
                <table:table-cell table:style-name="Таблица1.A27.1.2" office:value-type="string">
                  <text:p text:style-name="P7"><text:s/></text:p>
                </table:table-cell>
                <table:table-cell table:style-name="Таблица1.A27.1.2" office:value-type="string">
                  <text:p text:style-name="P7"/>
                </table:table-cell>
                <table:table-cell table:style-name="Таблица1.A27.1.2" office:value-type="string">
                  <text:p text:style-name="P11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7"><text:s/>Пров.</text:p>
                </table:table-cell>
                <table:table-cell table:style-name="Таблица1.A27.1.2" office:value-type="string">
                  <text:p text:style-name="P7"><text:s/></text:p>
                </table:table-cell>
                <table:table-cell table:style-name="Таблица1.A27.1.2" office:value-type="string">
                  <text:p text:style-name="P7"/>
                </table:table-cell>
                <table:table-cell table:style-name="Таблица1.A27.1.2" office:value-type="string">
                  <text:p text:style-name="P7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7"><text:s/>Т.контр.</text:p>
                </table:table-cell>
                <table:table-cell table:style-name="Таблица1.A27.1.2" office:value-type="string">
                  <text:p text:style-name="P9"><text:s/></text:p>
                </table:table-cell>
                <table:table-cell table:style-name="Таблица1.A27.1.2" office:value-type="string">
                  <text:p text:style-name="P7"/>
                </table:table-cell>
                <table:table-cell table:style-name="Таблица1.A27.1.2" office:value-type="string">
                  <text:p text:style-name="P7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7"><text:s/>Н.контр.</text:p>
                </table:table-cell>
                <table:table-cell table:style-name="Таблица1.A27.1.2" office:value-type="string">
                  <text:p text:style-name="P7"><text:s/></text:p>
                </table:table-cell>
                <table:table-cell table:style-name="Таблица1.A27.1.2" office:value-type="string">
                  <text:p text:style-name="P7"/>
                </table:table-cell>
                <table:table-cell table:style-name="Таблица1.A27.1.2" office:value-type="string">
                  <text:p text:style-name="P7"/>
                </table:table-cell>
              </table:table-row>
              <table:table-row table:style-name="Таблица1.A27.1">
                <table:table-cell table:style-name="Таблица1.A27.1.2" office:value-type="string">
                  <text:p text:style-name="P7"><text:s/>Утв.</text:p>
                </table:table-cell>
                <table:table-cell table:style-name="Таблица1.A27.1.2" office:value-type="string">
                  <text:p text:style-name="P9"><text:s/></text:p>
                </table:table-cell>
                <table:table-cell table:style-name="Таблица1.A27.1.2" office:value-type="string">
                  <text:p text:style-name="P7"/>
                </table:table-cell>
                <table:table-cell table:style-name="Таблица1.A27.1.2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Таблица1.A2" table:number-columns-spanned="5" office:value-type="string">
            <text:p text:style-name="P21"/>
            <text:p text:style-name="P22"/>
            <text:p text:style-name="P23">Перечень элементов</text:p>
          </table:table-cell>
          <table:covered-table-cell/>
          <table:covered-table-cell/>
          <table:covered-table-cell/>
          <table:covered-table-cell/>
          <table:table-cell table:number-columns-spanned="3">
            <table:table table:is-sub-table="true">
              <table:table-column table:style-name="Таблица1.D"/>
              <table:table-column table:style-name="Таблица1.I"/>
              <table:table-column table:style-name="Таблица1.D"/>
              <table:table-column table:style-name="Таблица1.A27.4"/>
              <table:table-column table:style-name="Таблица1.J28.5"/>
              <table:table-row table:style-name="Таблица1.A27.1">
                <table:table-cell table:style-name="Таблица1.A27.1.3" table:number-columns-spanned="3" office:value-type="string">
                  <text:p text:style-name="P6">Лит.</text:p>
                </table:table-cell>
                <table:covered-table-cell/>
                <table:covered-table-cell/>
                <table:table-cell table:style-name="Таблица1.A27.1.3" office:value-type="string">
                  <text:p text:style-name="P6">Лист</text:p>
                </table:table-cell>
                <table:table-cell table:style-name="Таблица1.J28.5.1" office:value-type="string">
                  <text:p text:style-name="P6">Листов</text:p>
                </table:table-cell>
              </table:table-row>
              <table:table-row table:style-name="Таблица1.A27.1">
                <table:table-cell table:style-name="Таблица1.A27.1.3" office:value-type="string">
                  <text:p text:style-name="P6">О<text:span text:style-name="T2">1</text:span></text:p>
                </table:table-cell>
                <table:table-cell table:style-name="Таблица1.A27.1.3" office:value-type="string">
                  <text:p text:style-name="P7"/>
                </table:table-cell>
                <table:table-cell table:style-name="Таблица1.A27.1.3" office:value-type="string">
                  <text:p text:style-name="P7"/>
                </table:table-cell>
                <table:table-cell table:style-name="Таблица1.A27.1.3" office:value-type="string">
                  <text:p text:style-name="P6">1</text:p>
                </table:table-cell>
                <table:table-cell table:style-name="Таблица1.J28.5.1" office:value-type="string">
                  <text:p text:style-name="P11"/>
                </table:table-cell>
              </table:table-row>
              <table:table-row>
                <table:table-cell table:style-name="Таблица1.K10" table:number-columns-spanned="5" office:value-type="string">
                  <text:p text:style-name="P3"><text:span text:style-name="Page_20_Number"><text:span text:style-name="T1"/></text:span></text:p>
                  <text:p text:style-name="P5">ООО</text:p>
                  <text:p text:style-name="P10">“<text:span text:style-name="T3">XXXXX</text:span>”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/>
          </table:table-cell>
          <table:covered-table-cell/>
          <table:table-cell table:style-name="Таблица1.A1" table:number-columns-spanned="3" office:value-type="string">
            <text:p text:style-name="P6"/>
          </table:table-cell>
          <table:covered-table-cell/>
          <table:covered-table-cell/>
          <table:table-cell table:style-name="Таблица1.A1" office:value-type="string">
            <text:p text:style-name="P6"/>
          </table:table-cell>
          <table:table-cell table:style-name="Таблица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Таблица1.K3" office:value-type="string">
            <text:p text:style-name="P7"/>
          </table:table-cell>
        </table:table-row>
        <table:table-row table:style-name="Таблица1.1">
          <table:table-cell table:style-name="Таблица1.A2" table:number-columns-spanned="2" office:value-type="string">
            <text:p text:style-name="P6">Инв.№ подл.</text:p>
          </table:table-cell>
          <table:covered-table-cell/>
          <table:table-cell table:style-name="Таблица1.A2" table:number-columns-spanned="3" office:value-type="string">
            <text:p text:style-name="P6">Подпись и дата</text:p>
          </table:table-cell>
          <table:covered-table-cell/>
          <table:covered-table-cell/>
          <table:table-cell table:style-name="Таблица1.A2" office:value-type="string">
            <text:p text:style-name="P6">Взам.инв.№ </text:p>
          </table:table-cell>
          <table:table-cell table:style-name="Таблица1.A2" table:number-columns-spanned="5" office:value-type="string">
            <text:p text:style-name="P6">Инв.№ дубл.</text:p>
          </table:table-cell>
          <table:covered-table-cell/>
          <table:covered-table-cell/>
          <table:covered-table-cell/>
          <table:covered-table-cell/>
          <table:table-cell table:style-name="Таблица1.K10" office:value-type="string">
            <text:p text:style-name="P6">Подпись и дата</text:p>
          </table:table-cell>
        </table:table-row>
        <table:table-row table:style-name="Таблица1.1">
          <table:table-cell table:style-name="Таблица1.A31" table:number-columns-spanned="12" office:value-type="string">
            <text:p text:style-name="P8"><text:s text:c="95"/>Копировал <text:s text:c="62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age_20_Number" style:display-name="Page Number" style:family="text" style:parent-style-name="Основной_20_шрифт_20_абзаца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15:24</meta:creation-date>
    <dc:language>ru-RU</dc:language>
    <meta:editing-cycles>1</meta:editing-cycles>
    <meta:editing-duration>PT00H00M00S</meta:editing-duration>
    <meta:document-statistic meta:table-count="1" meta:image-count="0" meta:object-count="0" meta:page-count="1" meta:paragraph-count="35" meta:word-count="43" meta:character-count="428"/>
    <meta:user-defined meta:name="Info 1"/>
    <meta:user-defined meta:name="Info 2"/>
    <meta:user-defined meta:name="Info 3"/>
    <meta:user-defined meta:name="Info 4"/>
  </office:meta>
</office:document-meta>
</file>